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fo:font-style="italic" officeooo:paragraph-rsid="0002fc3c" style:font-style-asian="italic"/>
    </style:style>
    <style:style style:name="P2" style:family="paragraph" style:parent-style-name="Standard">
      <style:paragraph-properties fo:text-align="justify" style:justify-single-word="false"/>
      <style:text-properties officeooo:paragraph-rsid="0002fc3c"/>
    </style:style>
    <style:style style:name="P3" style:family="paragraph" style:parent-style-name="Standard">
      <style:paragraph-properties fo:text-align="justify" style:justify-single-word="false"/>
      <style:text-properties fo:font-style="italic" officeooo:paragraph-rsid="0002fc3c" style:font-style-asian="italic"/>
    </style:style>
    <style:style style:name="P4" style:family="paragraph" style:parent-style-name="Standard">
      <style:text-properties fo:font-style="italic" officeooo:paragraph-rsid="0002fc3c" style:font-style-asian="italic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02fc3c"/>
    </style:style>
    <style:style style:name="P6" style:family="paragraph" style:parent-style-name="Standard">
      <style:text-properties fo:language="en" fo:country="US" officeooo:paragraph-rsid="0002fc3c"/>
    </style:style>
    <style:style style:name="P7" style:family="paragraph" style:parent-style-name="Standard">
      <style:text-properties fo:language="none" fo:country="none" officeooo:paragraph-rsid="0002fc3c"/>
    </style:style>
    <style:style style:name="P8" style:family="paragraph" style:parent-style-name="Standard">
      <style:text-properties officeooo:paragraph-rsid="0002fc3c"/>
    </style:style>
    <style:style style:name="P9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officeooo:paragraph-rsid="0002fc3c"/>
    </style:style>
    <style:style style:name="T1" style:family="text">
      <style:text-properties fo:font-weight="bold" style:font-weight-asian="bold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bold" style:font-weight-asian="bold"/>
    </style:style>
    <style:style style:name="T4" style:family="text">
      <style:text-properties fo:language="uk" fo:country="UA" fo:font-weight="bold" style:font-weight-asian="bold" fo:background-color="#00ff00"/>
    </style:style>
    <style:style style:name="T5" style:family="text">
      <style:text-properties fo:language="uk" fo:country="UA" fo:font-style="italic" style:font-style-asian="italic"/>
    </style:style>
    <style:style style:name="T6" style:family="text">
      <style:text-properties fo:color="#000000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font-style="italic" style:font-style-asian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language="none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Варіант 12</text:span><text:span text:style-name="T3"><text:tab/> </text:span><text:span text:style-name="T6">Маслов</text:span><text:span text:style-name="T7"> </text:span><text:span text:style-name="T3"><text:tab/></text:span></text:p>
      <text:p text:style-name="P1">Ідентифікатори</text:p>
      <text:p text:style-name="P2"><text:span text:style-name="T2">Містять великі і малі букви латинского алфавіту та цифри. </text:span>Починаються з букви. Великі та малі букви не відрізняються. Довжина ідентифікаторів не більше <text:span text:style-name="T2">5</text:span> символів</text:p>
      <text:p text:style-name="P1">Константи </text:p>
      <text:p text:style-name="P8">Шістнадцят<text:span text:style-name="T2">кові</text:span> та текстові константи</text:p>
      <text:p text:style-name="P4">Директиви</text:p>
      <text:p text:style-name="P8">END,</text:p>
      <text:p text:style-name="P8">SEGMENT - без операндів, ENDS, <text:span text:style-name="T2">программа може мати тільки один сегмент кодів і тільки один сегмент даних</text:span></text:p>
      <text:p text:style-name="P6">=</text:p>
      <text:p text:style-name="P8">DB,DW,DD з одним операндом - константою (рядкові константи тільки для DB)</text:p>
      <text:p text:style-name="P3">Розрядність даних та адрес</text:p>
      <text:p text:style-name="P8">32 - розрядні дані та зміщення в сегменті, 16 -розрядні дані та зміщення не використовуються</text:p>
      <text:p text:style-name="P4">Адресація операндів пам'яті</text:p>
      <text:p text:style-name="P7">Базова індексна адресація із множником і з константним зміщенням ([edx+esi*4+6],[ebx+ecx*2+12] і т.п.) з оператором визначення типу (ptr) при необхідності</text:p>
      <text:p text:style-name="P3">Заміна сегментів</text:p>
      <text:p text:style-name="P7">Префікси заміни сегментів можуть задаватись тільки явно</text:p>
      <text:p text:style-name="P4">Машинні команди</text:p>
      <text:p text:style-name="P6">Cli</text:p>
      <text:p text:style-name="P8"><text:span text:style-name="T9">Int</text:span><text:span text:style-name="T10"> imm</text:span></text:p>
      <text:p text:style-name="P8"><text:span text:style-name="T9">Idiv </text:span><text:span text:style-name="T10">reg</text:span></text:p>
      <text:p text:style-name="P8"><text:span text:style-name="T9">Cmp </text:span><text:span text:style-name="T10">reg, mem</text:span></text:p>
      <text:p text:style-name="P8"><text:span text:style-name="T9">Xor </text:span><text:span text:style-name="T10">mem, imm </text:span></text:p>
      <text:p text:style-name="P8"><text:span text:style-name="T9">Mov</text:span><text:span text:style-name="T10"> reg, imm </text:span></text:p>
      <text:p text:style-name="P8"><text:span text:style-name="T9">Mov</text:span><text:span text:style-name="T10"> reg, reg </text:span></text:p>
      <text:p text:style-name="P2"><text:span text:style-name="T9">Xchg</text:span><text:span text:style-name="T10"> mem, reg </text:span></text:p>
      <text:p text:style-name="P5">Jcxz</text:p>
      <text:p text:style-name="P2"><text:span text:style-name="T2">Де </text:span><text:span text:style-name="T10">reg –</text:span><text:span text:style-name="T9"> 8 <text:s/></text:span>або<text:span text:style-name="T9"> 32-</text:span>розрядні<text:span text:style-name="T9"> </text:span>РЗП</text:p>
      <text:p text:style-name="P9"><text:span text:style-name="T10">m</text:span><text:span text:style-name="T1">em – </text:span><text:span text:style-name="T2">адреса операнда в пам</text:span>’<text:span text:style-name="T2">яті</text:span></text:p>
      <text:p text:style-name="P9"><text:span text:style-name="T1">imm</text:span><text:span text:style-name="T3"> – </text:span><text:span text:style-name="T2">8 <text:s/>або 32-розрядні безпосередні дані (константи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33:47.277416401</meta:creation-date>
    <dc:date>2017-03-02T10:34:27.425744414</dc:date>
    <meta:editing-duration>PT40S</meta:editing-duration>
    <meta:editing-cycles>1</meta:editing-cycles>
    <meta:document-statistic meta:table-count="0" meta:image-count="0" meta:object-count="0" meta:page-count="1" meta:paragraph-count="29" meta:word-count="155" meta:character-count="1021" meta:non-whitespace-character-count="882"/>
    <meta:generator>LibreOffice/5.1.6.2$Linux_X86_64 LibreOffice_project/10m0$Build-2</meta:generator>
  </office:meta>
</office:document-meta>
</file>